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0.9375in" fo:margin-left="2.8167in" table:align="left"/>
    </style:style>
    <style:style style:name="Table1.A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875in" fo:margin-left="2.4417in" table:align="left"/>
    </style:style>
    <style:style style:name="Table2.A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1875in" fo:margin-left="2.4417in" table:align="left"/>
    </style:style>
    <style:style style:name="Table3.A" style:family="table-column">
      <style:table-column-properties style:column-width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1875in" fo:margin-left="2.4417in" table:align="left"/>
    </style:style>
    <style:style style:name="Table4.A" style:family="table-column">
      <style:table-column-properties style:column-width="0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875in" fo:margin-left="2.4417in" table:align="left"/>
    </style:style>
    <style:style style:name="Table5.A" style:family="table-column">
      <style:table-column-properties style:column-width="0.3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" style:family="table">
      <style:table-properties style:width="2.1875in" fo:margin-left="2.4417in" table:align="left"/>
    </style:style>
    <style:style style:name="Table6.A" style:family="table-column">
      <style:table-column-properties style:column-width="0.31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c62e3" officeooo:paragraph-rsid="001c62e3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62e3" officeooo:paragraph-rsid="001c62e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officeooo:rsid="001c62e3" officeooo:paragraph-rsid="001c62e3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dcb2e" officeooo:paragraph-rsid="001c62e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dcb2e" officeooo:paragraph-rsid="001dcb2e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cb2e" officeooo:paragraph-rsid="001f6e00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dcb2e" officeooo:paragraph-rsid="0021032f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21032f" officeooo:paragraph-rsid="0021032f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21032f" officeooo:paragraph-rsid="0021e05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21e05d" officeooo:paragraph-rsid="0021e05d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2a140" officeooo:paragraph-rsid="0022a140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c62e3" officeooo:paragraph-rsid="001c62e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officeooo:rsid="001dcb2e" officeooo:paragraph-rsid="001dcb2e" style:font-size-asian="10.5pt" style:font-style-asian="italic" style:font-size-complex="12pt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paragraph-rsid="0021e05d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 fo:background-color="#000000">
        <style:background-image/>
      </style:paragraph-properties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 fo:background-color="#000000">
        <style:background-image/>
      </style:paragraph-properties>
      <style:text-properties fo:font-size="12pt" officeooo:paragraph-rsid="0021e05d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fo:font-size="12pt" officeooo:paragraph-rsid="0021e05d" style:font-size-asian="10.5pt" style:font-size-complex="12pt"/>
    </style:style>
    <style:style style:name="T1" style:family="text">
      <style:text-properties officeooo:rsid="001dcb2e"/>
    </style:style>
    <style:style style:name="T2" style:family="text">
      <style:text-properties officeooo:rsid="001f6e00"/>
    </style:style>
    <style:style style:name="T3" style:family="text">
      <style:text-properties officeooo:rsid="0021032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6f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ing Dojo: Conway's Game of Life Kata</text:p>
      <text:p text:style-name="P1"/>
      <text:p text:style-name="P12">What is Conway's Game of Life?</text:p>
      <text:p text:style-name="P3"/>
      <text:p text:style-name="P3">Conway's Game of life is a simulation of 'life' which takes place on a 2D grid. <text:s/><text:span text:style-name="T1">Depending on the needs of the simulation, the grid may be infinite or finite. <text:s/>For this Kata, we'll assume all grids are finite. <text:s/>Each cell in the 2D grid will always be in one of two states: on or off. <text:s/>The simulation is run over the course of a specified number of time steps. <text:s/>At each time step, each cell is updated according to 4 rules:</text:span></text:p>
      <text:p text:style-name="P4"/>
      <text:p text:style-name="P5">1. Any live cell with fewer than two live neighbors dies, as if caused by under-population.</text:p>
      <text:p text:style-name="P5">2. Any live cell with two or three live neighbors lives on to the next generation.</text:p>
      <text:p text:style-name="P5">3. Any live cell with more than three live neighbors dies, as if by overcrowding.</text:p>
      <text:p text:style-name="P5">4. Any dead cell with exactly three live neighbors becomes a live cell, as if by reproduction.</text:p>
      <text:p text:style-name="P3"/>
      <text:p text:style-name="P12">What is the input?</text:p>
      <text:p text:style-name="P12"/>
      <text:p text:style-name="P8"><text:span text:style-name="T4">The input will be in two parts. <text:s/>The first is a positive integer representing the number of time steps the simulation should run. <text:s/>This can be specified however you like. <text:s/>The easiest method will probably be as a command line argument or as a value stored in the input file. <text:s/>The second is a grid file. <text:s/></text:span><text:span text:style-name="T1">For this Kata, a 2D grid will be specified in one of two ways:</text:span></text:p>
      <text:p text:style-name="P5"/>
      <text:p text:style-name="P13">.rle file:</text:p>
      <text:p text:style-name="P5"><text:tab/>This is a Run Length Encoding file. <text:s/>It is an ASCII text file specifying a string for which <text:tab/>repeating characters are condensed into a single instance of the character preceded by an integer <text:tab/>count for the number of times that character appears. <text:s/><text:span text:style-name="T2">If a single instance of a character appears, <text:tab/>the character is written without a preceding count. </text:span><text:s text:c="2"/>Additionally, newline characters are <text:tab/>specified with the '$' character, and the end of the string is specified by the '!' character. <text:s/></text:p>
      <text:p text:style-name="P5"/>
      <text:p text:style-name="P5"><text:tab/>In the case of this Kata, all provided .rle files are created by Golly, an open source Game of Life <text:tab/>tool. <text:s/>Golly uses the 'b' character to represent the 'off' state and <text:span text:style-name="T2">'o' to represent the 'on' state.</text:span></text:p>
      <text:p text:style-name="P5"/>
      <text:p text:style-name="P6"><text:tab/><text:span text:style-name="T2">The string itself is preceded by a line containing the dimensions of the 2D grid represented by <text:tab/>the string, as well as the rule set to apply to the grid. <text:s/>Golly supports different rule sets for the <text:tab/>Game of Life, but we will stick with the original for this Kata. </text:span></text:p>
      <text:p text:style-name="P5"/>
      <text:p text:style-name="P5"><text:tab/><text:span text:style-name="T2">For example, the following text in a .rle file:</text:span></text:p>
      <text:p text:style-name="P5"/>
      <text:p text:style-name="P6"><text:tab/><text:span text:style-name="T2">x = 3, y = 3, rule = B3/S23</text:span></text:p>
      <text:p text:style-name="P6"><text:span text:style-name="T2"><text:tab/>bob$3o$bob!</text:span><text:tab/></text:p>
      <text:p text:style-name="P6"/>
      <text:p text:style-name="P6"><text:tab/><text:span text:style-name="T2">Produces the following data on a Game of Life grid:</text:span></text:p>
      <text:p text:style-name="P6"><text:tab/></text:p>
      <text:p text:style-name="P6"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C1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4"/>
          </table:table-cell>
        </table:table-row>
      </table:table>
      <text:p text:style-name="P6"/>
      <text:p text:style-name="P5"><text:soft-page-break/><text:span text:style-name="T5">.txt file</text:span></text:p>
      <text:p text:style-name="P5"><text:tab/><text:span text:style-name="T2">The second is a simple ASCII text file speciying the grid character by character. <text:s/>This format is <text:tab/>a bit easier to parse, but creates bigger files. <text:s/>The first line of the file contains the X and Y <text:tab/>dimensions of the grid. <text:s/>All subsequent lines are used to define the grid. <text:s/>Apart from the first <text:tab/>line, only three characters are used: <text:s/>'0', '1', and '\n'. <text:s/>'0' and '1' specify the 'off' and 'on' states <text:tab/>respectively, and the '\n' character represents the end of a horizontal line. <text:s/>Most text editors <text:tab/>recognize the '\n' as the newline character, so a grid specified in this format will appear as a grid</text:span></text:p>
      <text:p text:style-name="P5"><text:tab/><text:span text:style-name="T2">in most text editors.</text:span></text:p>
      <text:p text:style-name="P5"/>
      <text:p text:style-name="P5"><text:tab/><text:span text:style-name="T2">For example, the following text in a .txt file:</text:span></text:p>
      <text:p text:style-name="P5"><text:tab/></text:p>
      <text:p text:style-name="P7"><text:tab/><text:span text:style-name="T3">7 7</text:span></text:p>
      <text:p text:style-name="P8"><text:tab/>0000000</text:p>
      <text:p text:style-name="P8"><text:tab/>0000000</text:p>
      <text:p text:style-name="P8"><text:tab/>0001000</text:p>
      <text:p text:style-name="P8"><text:tab/>0011100</text:p>
      <text:p text:style-name="P8"><text:tab/>0001000</text:p>
      <text:p text:style-name="P8"><text:tab/>0000000</text:p>
      <text:p text:style-name="P8"><text:tab/>0000000</text:p>
      <text:p text:style-name="P8"/>
      <text:p text:style-name="P8"><text:tab/>corresponds to the same grid as the .rle data above, but with a padding of 2 'off' rows and <text:tab/>columns on each side:</text:p>
      <text:p text:style-name="P8"/>
      <text:p text:style-name="P8"><text:tab/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G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4"/>
          </table:table-cell>
        </table:table-row>
      </table:table>
      <text:p text:style-name="P8"/>
      <text:p text:style-name="P8"/>
      <text:p text:style-name="P8">Other formats are acceptable, but example input will only be provided in the above formats.</text:p>
      <text:p text:style-name="P3"/>
      <text:p text:style-name="P12">What is the expected output?</text:p>
      <text:p text:style-name="P3"/>
      <text:p text:style-name="P8">Ideally the expected output is in one of the same formats as specified for input. <text:s/>Other formats are acceptable, provided you're capable of convincing others that your output is correct.</text:p>
      <text:p text:style-name="P8"/>
      <text:p text:style-name="P8">The output should specify the state of the simulation after <text:span text:style-name="T6">using</text:span> the input file as the starting state and running the simulation the specified number of time steps.</text:p>
      <text:p text:style-name="P8"/>
      <text:p text:style-name="P8"/>
      <text:p text:style-name="P8"/>
      <text:p text:style-name="P8"/>
      <text:p text:style-name="P10"><text:soft-page-break/>For example:</text:p>
      <text:p text:style-name="P10">with a starting state: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G1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G2" office:value-type="string">
            <text:p text:style-name="P15"/>
          </table:table-cell>
        </table:table-row>
      </table:table>
      <text:p text:style-name="P9"/>
      <text:p text:style-name="P10">After 1 time step:</text:p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G1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G2" office:value-type="string">
            <text:p text:style-name="P15"/>
          </table:table-cell>
        </table:table-row>
      </table:table>
      <text:p text:style-name="P9"/>
      <text:p text:style-name="P10">After 2 time steps:</text:p>
      <table:table table:name="Table5" table:style-name="Table5">
        <table:table-column table:style-name="Table5.A" table:number-columns-repeated="7"/>
        <table:table-row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G1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G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5"/>
          </table:table-cell>
          <table:table-cell table:style-name="Table5.G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7"/>
          </table:table-cell>
          <table:table-cell table:style-name="Table5.C4" office:value-type="string">
            <text:p text:style-name="P18"/>
          </table:table-cell>
          <table:table-cell table:style-name="Table5.C4" office:value-type="string">
            <text:p text:style-name="P18"/>
          </table:table-cell>
          <table:table-cell table:style-name="Table5.C4" office:value-type="string">
            <text:p text:style-name="P18"/>
          </table:table-cell>
          <table:table-cell table:style-name="Table5.A2" office:value-type="string">
            <text:p text:style-name="P17"/>
          </table:table-cell>
          <table:table-cell table:style-name="Table5.G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C4" office:value-type="string">
            <text:p text:style-name="P17"/>
          </table:table-cell>
          <table:table-cell table:style-name="Table5.C4" office:value-type="string">
            <text:p text:style-name="P18"/>
          </table:table-cell>
          <table:table-cell table:style-name="Table5.C4" office:value-type="string">
            <text:p text:style-name="P17"/>
          </table:table-cell>
          <table:table-cell table:style-name="Table5.A2" office:value-type="string">
            <text:p text:style-name="P15"/>
          </table:table-cell>
          <table:table-cell table:style-name="Table5.G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G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G2" office:value-type="string">
            <text:p text:style-name="P15"/>
          </table:table-cell>
        </table:table-row>
      </table:table>
      <text:p text:style-name="P9"/>
      <text:p text:style-name="P10">After 3 time steps:</text:p>
      <table:table table:name="Table6" table:style-name="Table6">
        <table:table-column table:style-name="Table6.A" table:number-columns-repeated="7"/>
        <table:table-row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G1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G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5"/>
          </table:table-cell>
          <table:table-cell table:style-name="Table6.G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G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5"/>
          </table:table-cell>
          <table:table-cell table:style-name="Table6.G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G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G2" office:value-type="string">
            <text:p text:style-name="P15"/>
          </table:table-cell>
        </table:table-row>
      </table:table>
      <text:p text:style-name="P9"/>
      <text:p text:style-name="P3"><text:soft-page-break/></text:p>
      <text:p text:style-name="P12">Where can I find out more?</text:p>
      <text:p text:style-name="P3"/>
      <text:p text:style-name="P11">Wikipedia article on Conway's Game of Life:</text:p>
      <text:p text:style-name="P11"><text:a xlink:type="simple" xlink:href="http://en.wikipedia.org/wiki/Conway's_Game_of_Life">http://en.wikipedia.org/wiki/Conway's_Game_of_Life</text:a></text:p>
      <text:p text:style-name="P11"/>
      <text:p text:style-name="P11">Golly (open source Game of Life tool):</text:p>
      <text:p text:style-name="P11"><text:a xlink:type="simple" xlink:href="http://golly.sourceforge.net/">http://golly.sourceforge.net/</text:a></text:p>
      <text:p text:style-name="P11"/>
      <text:p text:style-name="P11">Extensive community centered around Game of Life:</text:p>
      <text:p text:style-name="P11"><text:a xlink:type="simple" xlink:href="http://conwaylife.com/">http://conwaylife.com/</text:a></text:p>
      <text:p text:style-name="P11"/>
      <text:p text:style-name="P11">My Github page for this Kata:</text:p>
      <text:p text:style-name="P11"><text:a xlink:type="simple" xlink:href="https://github.com/scothalverson/CodingDojo">https://github.com/scothalverson/CodingDojo</text:a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 </meta:initial-creator>
    <meta:creation-date>2014-07-16T20:50:13.988301820</meta:creation-date>
    <dc:date>2014-07-16T22:10:42.696448429</dc:date>
    <dc:creator>scot </dc:creator>
    <meta:editing-duration>PT16M46S</meta:editing-duration>
    <meta:editing-cycles>5</meta:editing-cycles>
    <meta:generator>LibreOffice/4.2.4.2$Linux_X86_64 LibreOffice_project/420m0$Build-2</meta:generator>
    <meta:document-statistic meta:table-count="6" meta:image-count="0" meta:object-count="0" meta:page-count="4" meta:paragraph-count="52" meta:word-count="718" meta:character-count="4083" meta:non-whitespace-character-count="3341"/>
  </office:meta>
</office:document-meta>
</file>